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7.8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572cm"/>
    </style:style>
    <style:style style:name="co7" style:family="table-column">
      <style:table-column-properties fo:break-before="auto" style:column-width="5.736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23.11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4.006cm"/>
    </style:style>
    <style:style style:name="co12" style:family="table-column">
      <style:table-column-properties fo:break-before="auto" style:column-width="3.776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fo:border="0.06pt solid #000000" style:vertical-align="middle"/>
    </style:style>
    <style:style style:name="ce11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06" table:default-cell-style-name="ce4"/>
        <table:table-column table:style-name="co14" table:default-cell-style-name="ce4"/>
        <table:table-column table:style-name="co14" table:number-columns-repeated="3" table:default-cell-style-name="ce13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8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1" table:number-columns-repeated="1007"/>
          <table:table-cell table:number-columns-repeated="3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6" office:value-type="string" calcext:value-type="string">
            <text:p>The Essential Climate Variable (ECVs) in the ESA Climate Change Initiative (&lt;a href=http://cci.esa.int/&gt; CCI &lt;/a&gt;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ECV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Geophysical Quantity</text:p>
          </table:table-cell>
          <table:table-cell table:style-name="ce2"/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data typ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frequenci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organisations in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Grp</text:p>
          </table:table-cell>
          <table:table-cell table:style-name="ce2" office:value-type="string" calcext:value-type="string">
            <text:p>Platform Group</text:p>
          </table:table-cell>
          <table:table-cell table:style-name="ce6"/>
          <table:table-cell table:style-name="ce6" office:value-type="string" calcext:value-type="string">
            <text:p>The platform groups that have been used in the collection of data for the ESA Climate Change Initiative (CCI). A group consists of a number of &lt;a href=#platformPrg&gt;programmes&lt;/a&gt;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Prog</text:p>
          </table:table-cell>
          <table:table-cell table:style-name="ce2" office:value-type="string" calcext:value-type="string">
            <text:p>Platform Programme</text:p>
          </table:table-cell>
          <table:table-cell table:style-name="ce6"/>
          <table:table-cell table:style-name="ce6" office:value-type="string" calcext:value-type="string">
            <text:p>The platform programmes that have been used in the collection of data for the ESA Climate Change Initiative (CCI). A programme consists of a number of &lt;a href=#platform&gt;platforms&lt;/a&gt;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rocessing level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</text:p>
          </table:table-cell>
          <table:table-cell table:style-name="ce6"/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roduct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sensor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1:51:15.004974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8-26T11:51:31.907624885</dc:date>
    <meta:editing-cycles>54</meta:editing-cycles>
    <meta:editing-duration>PT4H28M41S</meta:editing-duration>
    <meta:document-statistic meta:table-count="1" meta:cell-count="105" meta:object-count="0"/>
  </office:meta>
</office:document-meta>
</file>